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scripts/>
  <office:font-face-decls>
    <style:font-face style:name="Liberation Sans" svg:font-family="'Liberation Sans'" style:font-family-generic="swiss" style:font-pitch="variable"/>
  </office:font-face-decls>
  <office:automatic-styles>
    <style:style style:name="Standard" style:family="paragraph">
      <style:paragraph-properties fo:margin-top="0cm" fo:margin-bottom="0.212cm"/>
    </style:style>
  </office:automatic-styles>
  <office:body>
    <office:text>
      <text:p text:style-name="Standard">List content:</text:p>
      <text:p text:style-name="Standard">[contenido]</text:p>
    </office:text>
  </office:body>
</office:document-content>
</file>

<file path=styles.xml><?xml version="1.0" encoding="UTF-8"?>
<office:document-styles
    xmlns:office="urn:oasis:names:tc:opendocument:xmlns:office:1.0"
    xmlns:style="urn:oasis:names:tc:opendocument:xmlns:style:1.0"
    xmlns:text="urn:oasis:names:tc:opendocument:xmlns:text:1.0"
    xmlns:fo="urn:oasis:names:tc:opendocument:xmlns:xsl-fo-compatible:1.0"
    office:version="1.2">
<office:font-face-decls>
    <style:font-face style:name="Liberation Sans" svg:font-family="&apos;Liberation Sans&apos;"/>
</office:font-face-decls>
<office:styles>
    <style:default-style style:family="paragraph">
        <style:paragraph-properties fo:margin-top="0cm" fo:margin-bottom="0.212cm"/>
        <style:text-properties style:font-name="Liberation Sans" fo:font-size="12pt"/>
    </style:default-style>
</office:styles>
<office:automatic-styles/>
<office:master-styles>
    <style:master-page style:name="Standard" style:page-layout-name="pm1"/>
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Documentate Test Generator</meta:generator>
    <dc:title>minimal-list</dc:title>
  </office:meta>
</office:document-meta>
</file>